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4"/>
    <style:style style:name="P3" style:family="paragraph" style:parent-style-name="Text_20_body" style:list-style-name="L2"/>
    <style:style style:name="P4" style:family="paragraph" style:parent-style-name="Text_20_body" style:list-style-name="L1"/>
    <style:style style:name="P5" style:family="paragraph" style:parent-style-name="Text_20_body" style:list-style-name=""/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  <style:text-properties fo:font-size="14pt" fo:font-weight="bold"/>
    </style:style>
    <style:style style:name="P8" style:family="paragraph" style:parent-style-name="Preformatted_20_Text">
      <style:paragraph-properties fo:margin-top="0in" fo:margin-bottom="0.1965in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color="#ff0000"/>
    </style:style>
    <style:style style:name="T4" style:family="text">
      <style:text-properties fo:color="#ff0000" fo:font-size="14pt" fo:font-weight="bold"/>
    </style:style>
    <style:style style:name="T5" style:family="text">
      <style:text-properties fo:font-size="14pt" fo:font-weight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rie 3</text:p>
      <text:list xml:id="list1137663822" text:style-name="L4">
        <text:list-item>
          <text:p text:style-name="P2">- Wenn die LOAD Instruktion 6 Taktzyklen braucht, ist die Maschine 5nsec langsamer. Vorher brauchte sie zum Ausfuehren der Befehle 30nsec und nun 35nsec, da ein Taktzyklus 2,5nsec braucht und die LOAD Instruktion nun 2 Taktzyklen laenger braucht, das bedeutet 5nsec mehr.</text:p>
          <text:p text:style-name="P2">- Wenn die ALU doppelt so schnell arbeitet (d.h. Nur 1 Taktzyklus = 2,5nsec), dann ist die CPU 8,3% schneller als vorher (vorher CPU time = 30, jetzt CPU time = 27,5).</text:p>
          <text:p text:style-name="P2"/>
        </text:list-item>
      </text:list>
      <text:list xml:id="list2059810892" text:style-name="L1">
        <text:list-item>
          <text:p text:style-name="P1">Man braucht den Stack bei Assembler/Subroutinen (Unterprogrammen) zur Uebergabe der Parameter und Argumente. Bei Aufruf des Unterprogramms wird der <text:span text:style-name="T1">Basepointer</text:span> auf die erreichte Adresse des Stacks gesetzt. Damit sind die Parameter des Unterprogramms über die Adresse, die im <text:span text:style-name="T1">Basepointer</text:span> gespeichert ist, erreichbar, auch wenn der Stack für weitere Speicherungen benutzt wird. Als Paramenter koennen auch Zeiger auf Datenstrukturen gespeichert sein.</text:p>
          <text:p text:style-name="P1">Weiter wird die Rücksprungadresse (Folgeadresse nach dem Aufruf der Unterprogramme für die Fortsetzung des aufrufenden Programmes) auf den Stack gelegt.</text:p>
          <text:p text:style-name="P1">Ablauf einer Subroutine:</text:p>
          <text:p text:style-name="P4">- Die Rücksprungadresse, das ist die Folgeadresse nach dem Aufruf der Unterprogramme für die Fortsetzung des aufrufenden Programmes, wird auf den Stack gelegt. </text:p>
          <text:p text:style-name="P6">- Zuvor werden die Aufrufparameter auf den Stack gelegt. </text:p>
          <text:p text:style-name="P6">- Noch zuvor wird ein gegebenenfalls notwendiger Speicherplatz für Rückgabewerte auf dem Stack reserviert, wenn notwendig. </text:p>
          <text:p text:style-name="P6">- der Basepointer wird auf den Stack gelegt. </text:p>
          <text:p text:style-name="P6">- Danach wird das Unterprogramm aufgerufen, das heißt, der <text:a xlink:type="simple" xlink:href="http://de.wikipedia.org/wiki/Instruction_pointer">Instruction pointer</text:a> wird geändert auf die Startadresse des Unterprogramms. </text:p>
          <text:p text:style-name="P6">- Am Beginn des Unterprogramms wird der Basepointer auf den Wert des Stackpointers gesetzt als Adress-Bezug der Lage der Parameter, des Rücksprunges und der lokalen Variablen. </text:p>
          <text:p text:style-name="P6">- Der Stackpointer wird gegebenenfalls weiter dekrementiert, wenn das Unterprogramm lokal Variablen benötigt. Diese liegen auf dem Stack. </text:p>
          <text:p text:style-name="P6">- Am Ende des Unterprogramms wird der ursprüngliche Wert des Basepointer aus dem Stack geholt und damit rekonstruiert. </text:p>
          <text:p text:style-name="P6">- Dann wird die Rücksprungadresse aus dem Stack geholt und der Instruction Pointer damit wieder restauriert. </text:p>
          <text:p text:style-name="P6">- Der Stackpointer wird incrementiert um den Wert, um den vorher decrementiert wurde. </text:p>
          <text:p text:style-name="P3">- Damit wird das aufrufende Programm fortgesetzt. </text:p>
        </text:list-item>
        <text:list-item>
          <text:p text:style-name="P1">Most significant bit</text:p>
        </text:list-item>
        <text:list-item>
          <text:p text:style-name="P1">Alu &amp; slt</text:p>
        </text:list-item>
        <text:list-item>
          <text:p text:style-name="P1">Some ISAs have an explicit <text:span text:style-name="T2">push</text:span> and <text:span text:style-name="T2">pop</text:span> instruction. However, MIPS does not. However, you can get the same behavior as <text:span text:style-name="T2">push</text:span> and <text:span text:style-name="T2">pop</text:span> by manipulating the stack pointer directly. </text:p>
        </text:list-item>
      </text:list>
      <text:p text:style-name="Text_20_body">The stack pointer, by convention, is $r29. That is, it's register 29. We say, "by convention", because MIPS ISA does not force you to use register 29. However, because it's a convention, you should follow it, if you expect your code to work with other pieces of code. </text:p>
      <text:p text:style-name="Text_20_body">Here's how to implement the equivalent of <text:span text:style-name="T2">push $r2</text:span> in MIPS, which is to push register <text:span text:style-name="T2">$r2</text:span> onto the stack. </text:p>
      <text:p text:style-name="P7">push: <text:s/>addi $sp, $sp, -4 <text:s/><text:span text:style-name="T3"># Decrement stack pointer by 4</text:span></text:p>
      <text:p text:style-name="P8"><text:s text:c="7"/><text:span text:style-name="T5">sw <text:s text:c="2"/>$r3, 0($sp) <text:s text:c="2"/></text:span><text:span text:style-name="T4"># Save $r3 to stack</text:span></text:p>
      <text:p text:style-name="Text_20_body">The label "push" is unnecessary. It's there just to make it easier to tell it's a push. The code would work <text:soft-page-break/>just fine without this label. </text:p>
      <text:h text:style-name="Heading_20_4" text:outline-level="4">Popping off the stack </text:h>
      <text:p text:style-name="P5">Popping off the stack is the opposite of pushing on the stack. First, you copy the data from the stack to the register, then you adjust the stack pointer. </text:p>
      <text:p text:style-name="P7">pop: <text:s/>lw <text:s text:c="2"/>$r3, 0($sp) <text:s text:c="2"/><text:span text:style-name="T3"># Copy from stack to $r3</text:span></text:p>
      <text:p text:style-name="P8"><text:s text:c="6"/><text:span text:style-name="T5">addi $sp, $sp, 4 <text:s text:c="2"/></text:span><text:span text:style-name="T4"># Increment stack pointer by 4</text:span></text:p>
      <text:h text:style-name="Heading_20_3" text:outline-level="3">Pushing and Popping, Part 2 </text:h>
      <text:p text:style-name="P5">It turns out you don't have to adjust the stack pointer each time you want to save a register to the stack. If you know you are going to push several registers to the stack, you can adjust the stack pointer at once. </text:p>
      <text:p text:style-name="Text_20_body">For example, suppose you want to push registers $r2, $r3, and $r2 on the stack. This is code to do that: </text:p>
      <text:p text:style-name="P7">push: <text:s/>addi $sp, $sp, -12 <text:s/><text:span text:style-name="T3"># Decrement stack pointer by 12</text:span></text:p>
      <text:p text:style-name="Preformatted_20_Text"><text:s text:c="7"/><text:span text:style-name="T5">sw <text:s text:c="2"/>$r2, 0($sp) <text:s text:c="2"/></text:span><text:span text:style-name="T4"># Save $r2 to stack</text:span></text:p>
      <text:p text:style-name="Preformatted_20_Text"><text:s text:c="7"/><text:span text:style-name="T5">sw <text:s text:c="2"/>$r3, 4($sp) <text:s text:c="2"/></text:span><text:span text:style-name="T4"># Save $r3 to stack</text:span></text:p>
      <text:p text:style-name="P8"><text:s text:c="7"/><text:span text:style-name="T5">sw <text:s text:c="2"/>$r4, 8($sp) <text:s text:c="2"/></text:span><text:span text:style-name="T4"># Save $r4 to stack</text:span></text:p>
      <text:p text:style-name="Text_20_body">Since each register takes up 4 bytes and since each memory address stores 1 byte, we need to decrement the value of the stack pointer by 12 to give us the space to store 3 registers. </text:p>
      <text:p text:style-name="Text_20_body">At this point, we can copy the contents of registers 2, 3, and 4 to the stack. It's somewhat arbitrary which order we put the registers on the stack. In the code above, register 2 is on the very top of the stack. We could just have easily put register 3 or 4 on the top of the stack. The way shown above just seems more "orderly". </text:p>
      <text:p text:style-name="Text_20_body">Popping is very similar. </text:p>
      <text:p text:style-name="P7">pop: <text:s/>sw <text:s text:c="2"/>$r2, 0($sp) <text:s text:c="2"/><text:span text:style-name="T3"># Copy from stack to $r2</text:span></text:p>
      <text:p text:style-name="Preformatted_20_Text"><text:s text:c="6"/><text:span text:style-name="T5">sw <text:s text:c="2"/>$r3, 4($sp) <text:s text:c="2"/></text:span><text:span text:style-name="T4"># Copy from stack to $r3</text:span></text:p>
      <text:p text:style-name="Preformatted_20_Text"><text:s text:c="6"/><text:span text:style-name="T5">sw <text:s text:c="2"/>$r4, 8($sp) <text:s text:c="2"/></text:span><text:span text:style-name="T4"># Copy from stack to $r4</text:span></text:p>
      <text:p text:style-name="P8"><text:s text:c="6"/><text:span text:style-name="T5">addi $sp, $sp, 12 <text:s/></text:span><text:span text:style-name="T4"># Increment stack pointer by 12</text:span></text:p>
      <text:p text:style-name="Text_20_body"/>
      <text:list xml:id="list1797338045" text:continue-numbering="true" text:style-name="L1">
        <text:list-item>
          <text:p text:style-name="P1"><text:a xlink:type="simple" xlink:href="http://www.cs.umd.edu/class/spring2003/cmsc311/Notes/Mips/load32.html">http://www.cs.umd.edu/class/spring2003/cmsc311/Notes/Mips/load32.html</text:a>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atrin Rettich</meta:initial-creator>
    <meta:creation-date>2011-04-13T14:15:42</meta:creation-date>
    <dc:date>2011-04-13T15:17:05</dc:date>
    <dc:creator>Katrin Rettich</dc:creator>
    <meta:editing-duration>PT00H56M13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2" meta:paragraph-count="44" meta:word-count="799" meta:character-count="4740"/>
  </office:meta>
</office:document-meta>
</file>